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RIGHTEOUS REDEMPTION OF THE ELECT (9:1-3, 9-14, 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'S RIGHTEOUS REDEMPTION OF THE ELECT (9:1-3, 9-14, 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the Lord had done (9:1-3, 9-10, 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the Lord had done (9:1-3, 9-10, 1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protected them (9:1-3, 9-10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provided for them (9:18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'S RIGHTEOUS REDEMPTION OF THE ELECT (9:1-3, 9-14, 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the Lord had done (9:1-3, 9-10, 1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the psalmist would do (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9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GOD'S RIGHTEOUS REDEMPTION OF THE ELECT (9:1-3, 9-14, 18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GOD'S RIGHTEOUS RESISTANCE OF EVIL (9:5-6, 15-17, 19-2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GOD'S RIGHTEOUS RESISTANCE OF EVIL (9:5-6, 15-17, 19-2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oolishness of the godless (9:15-1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ury upon the godless (9:5-6, 17, 19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fury upon the godless (9:5-6, 17, 19-20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God will fill them with terror (9:19-20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God will blot out their very names from memory (9:5-6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 will cast them into hell (9:17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'S RIGHTEOUS RESISTANCE OF EVIL (9:5-6, 15-17, 19-2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foolishness of the godless (9:15-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fury upon the godless (9:5-6, 17, 19-2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9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GOD'S RIGHTEOUS REDEMPTION OF THE ELECT (9:1-3, 9-14, 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OD'S RIGHTEOUS RESISTANCE OF EVIL (9:5-6, 15-17, 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GOD'S RIGHTEOUS RULE OVER THE EARTH (9:4, 7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GOD'S RIGHTEOUS RULE OVER THE EARTH (9:4, 7-8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will rule justly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ule eternally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PSALM 9<text:s text:c="1"/></text:span><text:span text:style-name="a578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GOD'S RIGHTEOUS REDEMPTION OF THE ELECT (9:1-3, 9-14, 1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GOD'S RIGHTEOUS RESISTANCE OF EVIL (9:5-6, 15-17, 19-2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OD'S RIGHTEOUS RULE OVER THE EARTH (9:4, 7-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LORD'S RULE (9:7-10, 12, 17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LORD'S RESCUE (9:1-6, 9-16, 18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LORD'S RESCUE (9:1-6, 9-16, 18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What the Lord does (9:3-6, 15-1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What David does (9:1-2, 11-1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David wants the Lord to do (9:13-14, 19-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SALM 9<text:s text:c="1"/></text:span><text:span text:style-name="a620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GOD'S RIGHTEOUS REDEMPTION OF THE ELECT (9:1-3, 9-14, 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GOD'S RIGHTEOUS RESISTANCE OF EVIL (9:5-6, 15-17, 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GOD'S RIGHTEOUS RULE OVER THE EARTH (9:4, 7-8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LORD'S RULE (9:7-10, 12, 17-1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LORD'S RESCUE (9:1-6, 9-16, 18-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 </dc:title>
    <meta:initial-creator>David STRICKLAND</meta:initial-creator>
    <dc:creator>David STRICKLAND</dc:creator>
    <meta:creation-date>2020-02-23T23:18:17Z</meta:creation-date>
    <dc:date>2020-02-23T23:18:17Z</dc:date>
    <meta:template xlink:href="BibleStudy" xlink:type="simple"/>
    <meta:editing-cycles>1</meta:editing-cycles>
    <meta:editing-duration>PT0S</meta:editing-duration>
    <meta:document-statistic meta:paragraph-count="46" meta:word-count="466"/>
  </office:meta>
</office:document-meta>
</file>